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B76FBB84.png" manifest:media-type="image/png"/>
  <manifest:file-entry manifest:full-path="Pictures/100002010000020000000200D2C1C8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2.45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16cm" fo:min-width="27.02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4.726cm" fo:min-width="0.37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15.121cm" fo:min-width="20.53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94cm" fo:min-width="8.70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58cm" fo:min-width="8.70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144cm" fo:min-width="0.47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8cm" fo:min-width="8.706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14.925cm" fo:min-width="10.13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7cm" fo:min-width="8.766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top" draw:auto-grow-height="false" fo:min-height="21.773cm" fo:min-width="7.85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6.278cm" fo:min-width="1.697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4cm" fo:min-width="0.42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7.258cm" fo:min-width="1.697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3.755cm" fo:min-width="0.37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6.23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5.724cm" fo:min-width="0.39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5.995cm" fo:min-width="2.2cm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3.691cm" fo:min-width="4.93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style:font-name="Calibri1"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style:font-name="Calibri1" fo:font-size="54pt" style:font-size-asian="54pt" style:font-size-complex="54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style:font-name="Calibri1" fo:font-size="60pt" style:font-size-asian="60pt" style:font-size-complex="60pt"/>
    </style:style>
    <style:style style:name="T2" style:family="text">
      <style:text-properties style:font-name="Calibri1" fo:font-size="28pt" style:font-size-asian="28pt" style:font-size-complex="28pt"/>
    </style:style>
    <style:style style:name="T3" style:family="text">
      <style:text-properties style:font-name="Calibri1" fo:font-size="54pt" style:font-size-asian="54pt" style:font-size-complex="54pt"/>
    </style:style>
    <style:style style:name="T4" style:family="text">
      <style:text-properties style:font-name="Calibri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6.97cm" svg:height="31.587cm" svg:x="13.229cm" svg:y="0.7cm" svg:viewBox="0 0 36971 31588" draw:points="9330,16289 9330,24 36971,0 36971,31588 60,31531 0,16318">
          <text:p/>
        </draw:polygon>
        <draw:frame draw:style-name="gr2" draw:text-style-name="P2" draw:layer="layout" svg:width="9.8cm" svg:height="2.7cm" svg:x="14.366cm" svg:y="28.899cm">
          <draw:text-box>
            <text:p text:style-name="P2"><text:span text:style-name="T1">DQM4HEP</text:span></text:p>
          </draw:text-box>
        </draw:frame>
        <draw:custom-shape draw:style-name="gr3" draw:text-style-name="P3" draw:layer="layout" svg:width="27.629cm" svg:height="4.866cm" svg:x="22.559cm" svg:y="0.712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cm" svg:height="2.5cm" svg:x="43.715cm" svg:y="1.837cm">
          <text:p text:style-name="P1"><text:span text:style-name="T2">Shif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cm" svg:height="2.5cm" svg:x="36.822cm" svg:y="1.837cm">
          <text:p text:style-name="P1"><text:span text:style-name="T2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cm" svg:height="2.5cm" svg:x="29.907cm" svg:y="1.837cm">
          <text:p text:style-name="P1"><text:span text:style-name="T2">DQM</text:span></text:p>
          <text:p text:style-name="P1"><text:span text:style-name="T2">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cm" svg:height="2.5cm" svg:x="23.073cm" svg:y="1.837cm">
          <text:p text:style-name="P1"><text:span text:style-name="T2">Physic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297cm" svg:height="5.775cm" draw:transform="rotate (1.57847577550367) translate (21.661cm 10.203cm)">
          <text:p/>
          <draw:enhanced-geometry svg:viewBox="0 0 21600 21600" draw:text-areas="?f0 0 ?f2 ?f5" draw:mirror-horizontal="false" draw:mirror-vertical="false" draw:type="down-arrow" draw:modifiers="15411.3669064748 6231.853785900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21.133cm" svg:height="15.47cm" svg:x="0.729cm" svg:y="0.722cm">
          <text:p text:style-name="P1"><text:span text:style-name="T1">DAQ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9.306cm" svg:height="6.346cm" svg:x="14.555cm" svg:y="19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.4957825679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.306cm" svg:height="6.308cm" svg:x="14.928cm" svg:y="19.4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297cm" svg:height="3.347cm" draw:transform="rotate (1.57847577550367) translate (24.263cm 25.421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2.297cm" svg:height="3.347cm" draw:transform="rotate (1.57847577550367) translate (24.239cm 22.643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9.306cm" svg:height="6.33cm" svg:x="15.249cm" svg:y="19.718cm">
          <text:p text:style-name="P4"><text:span text:style-name="T3">Data </text:span></text:p>
          <text:p text:style-name="P4"><text:span text:style-name="T3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297cm" svg:height="3.347cm" draw:transform="rotate (1.57847577550367) translate (11.114cm 22.352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2.297cm" svg:height="3.347cm" draw:transform="rotate (1.57847577550367) translate (11.138cm 25.025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0.734cm" svg:height="15.274cm" svg:x="0.721cm" svg:y="17.018cm">
          <text:p text:style-name="P4"><text:span text:style-name="T3">Slow </text:span></text:p>
          <text:p text:style-name="P4"><text:span text:style-name="T3">control</text:span></text:p>
          <text:p text:style-name="P4"><text:span text:style-name="T3">devices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9.365cm" svg:height="6.345cm" svg:x="27.655cm" svg:y="19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9.366cm" svg:height="6.346cm" svg:x="27.972cm" svg:y="19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8.452cm" svg:height="22.122cm" svg:x="41.746cm" svg:y="8.158cm">
          <text:p text:style-name="P4"><text:span text:style-name="T4"/></text:p>
          <text:p text:style-name="P4"><text:span text:style-name="T4"/></text:p>
          <text:p text:style-name="P4"><text:span text:style-name="T3">Shif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297cm" svg:height="6.628cm" draw:transform="rotate (-1.00199352356995) translate (42.088cm 22.098cm)">
          <text:p/>
          <draw:enhanced-geometry svg:viewBox="0 0 21600 21600" draw:text-areas="?f0 0 ?f2 ?f5" draw:mirror-horizontal="true" draw:mirror-vertical="fals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2.297cm" svg:height="5.294cm" draw:transform="rotate (1.57847577550367) translate (37.283cm 23.358cm)">
          <text:p/>
          <draw:enhanced-geometry svg:viewBox="0 0 21600 21600" draw:text-areas="?f0 0 ?f2 ?f5" draw:mirror-horizontal="false" draw:mirror-vertical="false" draw:type="down-arrow" draw:modifiers="12988.2023781767 5968.66840731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2.297cm" svg:height="7.608cm" draw:transform="rotate (-0.786968959724244) translate (41.757cm 15.476cm)">
          <text:p/>
          <draw:enhanced-geometry svg:viewBox="0 0 21600 21600" draw:text-areas="?f0 0 ?f2 ?f5" draw:mirror-horizontal="true" draw:mirror-vertical="tru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5" draw:layer="layout" svg:width="9.365cm" svg:height="6.345cm" svg:x="28.29cm" svg:y="19.753cm">
          <text:p text:style-name="P4"><text:span text:style-name="T3">Monitor </text:span></text:p>
          <text:p text:style-name="P4"><text:span text:style-name="T3">element</text:span></text:p>
          <text:p text:style-name="P4"><text:span text:style-name="T3">colle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297cm" svg:height="4.671cm" draw:transform="rotate (1.57847577550367) translate (36.899cm 12.69cm)">
          <text:p/>
          <draw:enhanced-geometry svg:viewBox="0 0 21600 21600" draw:text-areas="?f0 0 ?f2 ?f5" draw:mirror-horizontal="false" draw:mirror-vertical="false" draw:type="down-arrow" draw:modifiers="15411.3669064748 6231.853785900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5" draw:layer="layout" svg:width="6.835cm" svg:height="6.345cm" svg:x="30.429cm" svg:y="8.149cm">
          <text:p text:style-name="P4"><text:span text:style-name="T3">Run</text:span></text:p>
          <text:p text:style-name="P4"><text:span text:style-name="T3">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297cm" svg:height="6.758cm" draw:transform="rotate (-0.786968959724244) translate (27.582cm 13.248cm)">
          <text:p/>
          <draw:enhanced-geometry svg:viewBox="0 0 21600 21600" draw:text-areas="?f0 0 ?f2 ?f5" draw:mirror-horizontal="false" draw:mirror-vertical="fals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6" draw:layer="layout" svg:width="2.8cm" svg:height="6.345cm" svg:x="27.626cm" svg:y="8.149cm">
          <text:p text:style-name="P6"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5cm" svg:height="5cm" svg:x="43.687cm" svg:y="13.804cm">
          <draw:image xlink:href="Pictures/100002010000020000000200D2C1C8B2.png" xlink:type="simple" xlink:show="embed" xlink:actuate="onLoad">
            <text:p/>
          </draw:image>
        </draw:frame>
        <draw:frame draw:style-name="gr26" draw:text-style-name="P1" draw:layer="layout" svg:width="5cm" svg:height="5cm" svg:x="43.687cm" svg:y="19.611cm">
          <draw:image xlink:href="Pictures/100002010000020000000200D2C1C8B2.png" xlink:type="simple" xlink:show="embed" xlink:actuate="onLoad">
            <text:p/>
          </draw:image>
        </draw:frame>
        <draw:frame draw:style-name="gr26" draw:text-style-name="P1" draw:layer="layout" svg:width="5cm" svg:height="5cm" svg:x="43.687cm" svg:y="24.608cm">
          <draw:image xlink:href="Pictures/100002010000020000000200D2C1C8B2.png" xlink:type="simple" xlink:show="embed" xlink:actuate="onLoad">
            <text:p/>
          </draw:image>
        </draw:frame>
        <draw:custom-shape draw:style-name="gr27" draw:text-style-name="P5" draw:layer="layout" svg:width="7.831cm" svg:height="5.715cm" svg:x="13.054cm" svg:y="6.65cm">
          <text:p text:style-name="P5"><text:span text:style-name="T3">Run </text:span></text:p>
          <text:p text:style-name="P5"><text:span text:style-name="T3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8cm" svg:height="8cm" svg:x="2.247cm" svg:y="23.895cm">
          <draw:image xlink:href="Pictures/100002010000020000000200B76FBB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8-06-18T00:10:44.979406356</dc:date>
    <meta:editing-duration>PT1H49M44S</meta:editing-duration>
    <meta:editing-cycles>20</meta:editing-cycles>
    <meta:generator>LibreOffice/4.3.3.2$Linux_x86 LibreOffice_project/430m0$Build-2</meta:generator>
    <dc:creator>rete </dc:creator>
    <meta:document-statistic meta:object-count="33"/>
  </office:meta>
</office:document-meta>
</file>